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649cm"/>
    </style:style>
    <style:style style:name="co17" style:family="table-column">
      <style:table-column-properties fo:break-before="auto" style:column-width="2.332cm"/>
    </style:style>
    <style:style style:name="co18" style:family="table-column">
      <style:table-column-properties fo:break-before="auto" style:column-width="1.893cm"/>
    </style:style>
    <style:style style:name="co19" style:family="table-column">
      <style:table-column-properties fo:break-before="auto" style:column-width="2.482cm"/>
    </style:style>
    <style:style style:name="co20" style:family="table-column">
      <style:table-column-properties fo:break-before="auto" style:column-width="3.346cm"/>
    </style:style>
    <style:style style:name="co21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 style:data-style-name="N10104"/>
    <style:style style:name="ce10" style:family="table-cell" style:parent-style-name="Default" style:data-style-name="N11"/>
    <style:style style:name="ce11" style:family="table-cell" style:parent-style-name="Default" style:data-style-name="N104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104">
      <style:text-properties fo:font-weight="bold" style:font-weight-asian="bold" style:font-weight-complex="bold"/>
    </style:style>
    <style:style style:name="ce15" style:family="table-cell" style:parent-style-name="Defaul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formula="of:=[.A1]+[.B1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formula="of:=[.A2]-[.A3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able:detective>
              <table:operation table:name="trace-dependents" table:index="0"/>
              <table:operation table:name="remove-dependents" table:index="1"/>
            </table:detective>
            <text:p>21</text:p>
          </table:table-cell>
          <table:table-cell table:formula="of:=[.A1]*[.B3]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formula="of:=[.A2]/[.B3]" office:value-type="float" office:value="1.71428571428571" calcext:value-type="float">
            <text:p>1,71428571428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.A1]+[.B3]*2" office:value-type="float" office:value="66" calcext:value-type="float">
            <text:p>66</text:p>
          </table:table-cell>
          <table:table-cell/>
          <table:table-cell table:formula="of:=[.B2]/([.A2]-[.A1]-[.B3])" office:value-type="float" office:value="-2" calcext:value-type="float">
            <table:detective>
              <table:operation table:name="trace-precedents" table:index="2"/>
              <table:operation table:name="remove-precedents" table:index="3"/>
            </table:detective>
            <text:p>-2</text:p>
          </table:table-cell>
        </table:table-row>
        <table:table-row table:style-name="ro1">
          <table:table-cell table:formula="of:=([.A1]+[.B3])*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1]+[.A2]+[.A3]+[.A4]+[.B1]+[.B2]+[.B3]+[.B4]" office:value-type="float" office:value="199" calcext:value-type="float">
            <text:p>199</text:p>
          </table:table-cell>
          <table:table-cell table:formula="of:=[.A10]/8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formula="of:=SUM([.A1:.B4])" office:value-type="float" office:value="199" calcext:value-type="float">
            <text:p>199</text:p>
          </table:table-cell>
          <table:table-cell table:formula="of:=SUM([.A1:.B4])/8" office:value-type="float" office:value="24.875" calcext:value-type="float">
            <text:p>24,875</text:p>
          </table:table-cell>
          <table:table-cell/>
        </table:table-row>
        <table:table-row table:style-name="ro1">
          <table:table-cell/>
          <table:table-cell table:formula="of:=AVERAGE([.A1:.B4])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N([.A1:.B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MAX([.A1:.B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100-SUM([.A1:.B4])" office:value-type="float" office:value="-99" calcext:value-type="float">
            <text:p>-99</text:p>
          </table:table-cell>
          <table:table-cell/>
          <table:table-cell table:formula="of:=[.A1]*[.A2]*[.A3]*[.A4]*[.B1]*[.B2]*[.B3]*[.B4]" office:value-type="float" office:value="91878494400" calcext:value-type="float">
            <text:p>91878494400</text:p>
          </table:table-cell>
        </table:table-row>
        <table:table-row table:style-name="ro1">
          <table:table-cell table:formula="of:=0-SUM([.A1:.B4])" office:value-type="float" office:value="-199" calcext:value-type="float">
            <text:p>-199</text:p>
          </table:table-cell>
          <table:table-cell/>
          <table:table-cell table:formula="of:=PRODUCT([.A1:.B4])" office:value-type="float" office:value="91878494400" calcext:value-type="float">
            <text:p>91878494400</text:p>
          </table:table-cell>
        </table:table-row>
        <table:table-row table:style-name="ro1">
          <table:table-cell table:formula="of:=[.A1]-[.A2]-[.A3]-[.A4]-[.B1]-[.B2]-[.B3]-[.B4]"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table:formula="of:=[.A1]-SUM([.A1:.B4])" office:value-type="float" office:value="-175" calcext:value-type="float">
            <text:p>-175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</table:table>
      <table:table table:name="Hoja3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mié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</table:table>
      <table:table table:name="Hoja4" table:style-name="ta1">
        <table:table-column table:style-name="co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rticulo</text:p>
          </table:table-cell>
          <table:table-cell table:style-name="Default" office:value-type="string" calcext:value-type="string">
            <text:p>Precio x Unidad</text:p>
          </table:table-cell>
          <table:table-cell office:value-type="string" calcext:value-type="string">
            <text:p>Cantidad Vendida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Valor IVA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D3]*21%" office:value-type="currency" office:currency="ARS" office:value="18.375" calcext:value-type="currency">
            <text:p>$18,38</text:p>
          </table:table-cell>
          <table:table-cell table:formula="of:=[.D3]+[.E3]" office:value-type="currency" office:currency="ARS" office:value="105.875" calcext:value-type="currency">
            <text:p>$105,88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D4]*21%" office:value-type="currency" office:currency="ARS" office:value="57.33" calcext:value-type="currency">
            <text:p>$57,33</text:p>
          </table:table-cell>
          <table:table-cell table:formula="of:=[.D4]+[.E4]" office:value-type="currency" office:currency="ARS" office:value="330.33" calcext:value-type="currency">
            <text:p>$330,33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D5]*21%" office:value-type="currency" office:currency="ARS" office:value="2.352" calcext:value-type="currency">
            <text:p>$2,35</text:p>
          </table:table-cell>
          <table:table-cell table:formula="of:=[.D5]+[.E5]" office:value-type="currency" office:currency="ARS" office:value="13.552" calcext:value-type="currency">
            <text:p>$13,5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D6]*21%" office:value-type="currency" office:currency="ARS" office:value="6.405" calcext:value-type="currency">
            <text:p>$6,41</text:p>
          </table:table-cell>
          <table:table-cell table:formula="of:=[.D6]+[.E6]" office:value-type="currency" office:currency="ARS" office:value="36.905" calcext:value-type="currency">
            <text:p>$36,9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F3:.F6])" office:value-type="currency" office:currency="ARS" office:value="486.662" calcext:value-type="currency">
            <text:p>$486,66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0" office:value-type="percentage" office:value="0.21" calcext:value-type="percentage">
            <text:p>21,00 %</text:p>
          </table:table-cell>
          <table:table-cell table:style-name="Default"/>
          <table:table-cell table:style-name="ce11" office:value-type="currency" office:currency="ARS" office:value="1420" calcext:value-type="currency">
            <text:p>$1.420,00</text:p>
          </table:table-cell>
        </table:table-row>
        <table:table-row table:style-name="ro1">
          <table:table-cell/>
          <table:table-cell table:style-name="Default" office:value-type="string" calcext:value-type="string">
            <text:p>Precio x Unidad</text:p>
          </table:table-cell>
          <table:table-cell office:value-type="string" calcext:value-type="string">
            <text:p>Cantidad Vendida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Valor IVA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Total U$S</text:p>
          </table:table-cell>
        </table:table-row>
        <table:table-row table:style-name="ro1">
          <table:table-cell/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11]*[.C11]" office:value-type="currency" office:currency="ARS" office:value="87.5" calcext:value-type="currency">
            <text:p>$87,50</text:p>
          </table:table-cell>
          <table:table-cell table:formula="of:=[.D11]*[.$E$9]" office:value-type="currency" office:currency="ARS" office:value="18.375" calcext:value-type="currency">
            <text:p>$18,38</text:p>
          </table:table-cell>
          <table:table-cell table:formula="of:=[.D11]+[.E11]" office:value-type="currency" office:currency="ARS" office:value="105.875" calcext:value-type="currency">
            <text:p>$105,88</text:p>
          </table:table-cell>
          <table:table-cell table:style-name="ce6" table:formula="of:=ROUNDUP([.F11]/[.$G$9];2)" office:value-type="currency" office:currency="ARS" office:value="0.08" calcext:value-type="currency">
            <text:p>$0,08</text:p>
          </table:table-cell>
        </table:table-row>
        <table:table-row table:style-name="ro1">
          <table:table-cell/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12]*[.C12]" office:value-type="currency" office:currency="ARS" office:value="273" calcext:value-type="currency">
            <text:p>$273,00</text:p>
          </table:table-cell>
          <table:table-cell table:formula="of:=[.D12]*[.$E$9]" office:value-type="currency" office:currency="ARS" office:value="57.33" calcext:value-type="currency">
            <text:p>$57,33</text:p>
          </table:table-cell>
          <table:table-cell table:formula="of:=[.D12]+[.E12]" office:value-type="currency" office:currency="ARS" office:value="330.33" calcext:value-type="currency">
            <text:p>$330,33</text:p>
          </table:table-cell>
          <table:table-cell table:style-name="ce6" table:formula="of:=ROUNDUP([.F12]/[.$G$9];2)" office:value-type="currency" office:currency="ARS" office:value="0.24" calcext:value-type="currency">
            <text:p>$0,24</text:p>
          </table:table-cell>
        </table:table-row>
        <table:table-row table:style-name="ro1">
          <table:table-cell/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currency" office:currency="ARS" office:value="11.2" calcext:value-type="currency">
            <text:p>$11,20</text:p>
          </table:table-cell>
          <table:table-cell table:formula="of:=[.D13]*[.$E$9]" office:value-type="currency" office:currency="ARS" office:value="2.352" calcext:value-type="currency">
            <text:p>$2,35</text:p>
          </table:table-cell>
          <table:table-cell table:formula="of:=[.D13]+[.E13]" office:value-type="currency" office:currency="ARS" office:value="13.552" calcext:value-type="currency">
            <text:p>$13,55</text:p>
          </table:table-cell>
          <table:table-cell table:style-name="ce6" table:formula="of:=ROUNDUP([.F13]/[.$G$9];2)" office:value-type="currency" office:currency="ARS" office:value="0.01" calcext:value-type="currency">
            <text:p>$0,01</text:p>
          </table:table-cell>
        </table:table-row>
        <table:table-row table:style-name="ro1">
          <table:table-cell/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currency" office:currency="ARS" office:value="30.5" calcext:value-type="currency">
            <text:p>$30,50</text:p>
          </table:table-cell>
          <table:table-cell table:formula="of:=[.D14]*[.$E$9]" office:value-type="currency" office:currency="ARS" office:value="6.405" calcext:value-type="currency">
            <text:p>$6,41</text:p>
          </table:table-cell>
          <table:table-cell table:formula="of:=[.D14]+[.E14]" office:value-type="currency" office:currency="ARS" office:value="36.905" calcext:value-type="currency">
            <text:p>$36,91</text:p>
          </table:table-cell>
          <table:table-cell table:style-name="ce6" table:formula="of:=ROUNDUP([.F14]/[.$G$9];2)" office:value-type="currency" office:currency="ARS" office:value="0.03" calcext:value-type="currency">
            <text:p>$0,0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F11:.F14])" office:value-type="currency" office:currency="ARS" office:value="486.662" calcext:value-type="currency">
            <text:p>$486,66</text:p>
          </table:table-cell>
          <table:table-cell table:style-name="ce6" table:formula="of:=SUM([.G11:.G14])" office:value-type="currency" office:currency="ARS" office:value="0.36" calcext:value-type="currency">
            <text:p>$0,36</text:p>
          </table:table-cell>
        </table:table-row>
      </table:table>
      <table:table table:name="Hoja5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6377"/>
        <table:table-row table:style-name="ro1">
          <table:table-cell table:number-columns-repeated="4"/>
          <table:table-cell table:style-name="ce10" office:value-type="percentage" office:value="0.21" calcext:value-type="percentage">
            <text:p>21,00 %</text:p>
          </table:table-cell>
          <table:table-cell/>
          <table:table-cell table:style-name="ce11" table:formula="of:=[$Dolar.D6]" office:value-type="currency" office:currency="ARS" office:value="1420" calcext:value-type="currency">
            <text:p>$1.420,00</text:p>
          </table:table-cell>
          <table:table-cell table:style-name="Default" table:number-columns-repeated="16377"/>
        </table:table-row>
        <table:table-row table:style-name="ro3">
          <table:table-cell table:style-name="ce7" office:value-type="string" calcext:value-type="string">
            <text:p>Articulo</text:p>
          </table:table-cell>
          <table:table-cell table:style-name="ce7" office:value-type="string" calcext:value-type="string">
            <text:p>Precio x Unidad</text:p>
          </table:table-cell>
          <table:table-cell table:style-name="ce7" office:value-type="string" calcext:value-type="string">
            <text:p>Cantidad Vendida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Valor IVA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Total U$S</text:p>
          </table:table-cell>
          <table:table-cell table:style-name="ce7" table:number-columns-repeated="16377"/>
        </table:table-row>
        <table:table-row table:style-name="ro1">
          <table:table-cell office:value-type="string" calcext:value-type="string">
            <text:p>A1</text:p>
          </table:table-cell>
          <table:table-cell table:style-name="ce6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6" table:formula="of:=[.B3]*[.C3]" office:value-type="currency" office:currency="ARS" office:value="87.5" calcext:value-type="currency">
            <text:p>$87,50</text:p>
          </table:table-cell>
          <table:table-cell table:style-name="ce6" table:formula="of:=[.D3]*[.$E$1]" office:value-type="currency" office:currency="ARS" office:value="18.375" calcext:value-type="currency">
            <text:p>$18,38</text:p>
          </table:table-cell>
          <table:table-cell table:style-name="ce6" table:formula="of:=[.D3]+[.E3]" office:value-type="currency" office:currency="ARS" office:value="105.875" calcext:value-type="currency">
            <text:p>$105,88</text:p>
          </table:table-cell>
          <table:table-cell table:style-name="ce6" table:formula="of:=ROUNDUP([.F3]/[.$G$1];2)" office:value-type="currency" office:currency="ARS" office:value="0.08" calcext:value-type="currency">
            <text:p>$0,08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2</text:p>
          </table:table-cell>
          <table:table-cell table:style-name="ce6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6" table:formula="of:=[.B4]*[.C4]" office:value-type="currency" office:currency="ARS" office:value="273" calcext:value-type="currency">
            <text:p>$273,00</text:p>
          </table:table-cell>
          <table:table-cell table:style-name="ce6" table:formula="of:=[.D4]*[.$E$1]" office:value-type="currency" office:currency="ARS" office:value="57.33" calcext:value-type="currency">
            <text:p>$57,33</text:p>
          </table:table-cell>
          <table:table-cell table:style-name="ce6" table:formula="of:=[.D4]+[.E4]" office:value-type="currency" office:currency="ARS" office:value="330.33" calcext:value-type="currency">
            <text:p>$330,33</text:p>
          </table:table-cell>
          <table:table-cell table:style-name="ce6" table:formula="of:=ROUNDUP([.F4]/[.$G$1];2)" office:value-type="currency" office:currency="ARS" office:value="0.24" calcext:value-type="currency">
            <text:p>$0,24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3</text:p>
          </table:table-cell>
          <table:table-cell table:style-name="ce6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6" table:formula="of:=[.B5]*[.C5]" office:value-type="currency" office:currency="ARS" office:value="11.2" calcext:value-type="currency">
            <text:p>$11,20</text:p>
          </table:table-cell>
          <table:table-cell table:style-name="ce6" table:formula="of:=[.D5]*[.$E$1]" office:value-type="currency" office:currency="ARS" office:value="2.352" calcext:value-type="currency">
            <text:p>$2,35</text:p>
          </table:table-cell>
          <table:table-cell table:style-name="ce6" table:formula="of:=[.D5]+[.E5]" office:value-type="currency" office:currency="ARS" office:value="13.552" calcext:value-type="currency">
            <text:p>$13,55</text:p>
          </table:table-cell>
          <table:table-cell table:style-name="ce6" table:formula="of:=ROUNDUP([.F5]/[.$G$1];2)" office:value-type="currency" office:currency="ARS" office:value="0.01" calcext:value-type="currency">
            <text:p>$0,01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4</text:p>
          </table:table-cell>
          <table:table-cell table:style-name="ce6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6" table:formula="of:=[.B6]*[.C6]" office:value-type="currency" office:currency="ARS" office:value="30.5" calcext:value-type="currency">
            <text:p>$30,50</text:p>
          </table:table-cell>
          <table:table-cell table:style-name="ce6" table:formula="of:=[.D6]*[.$E$1]" office:value-type="currency" office:currency="ARS" office:value="6.405" calcext:value-type="currency">
            <text:p>$6,41</text:p>
          </table:table-cell>
          <table:table-cell table:style-name="ce6" table:formula="of:=[.D6]+[.E6]" office:value-type="currency" office:currency="ARS" office:value="36.905" calcext:value-type="currency">
            <text:p>$36,91</text:p>
          </table:table-cell>
          <table:table-cell table:style-name="ce6" table:formula="of:=ROUNDUP([.F6]/[.$G$1];2)" office:value-type="currency" office:currency="ARS" office:value="0.03" calcext:value-type="currency">
            <text:p>$0,03</text:p>
          </table:table-cell>
          <table:table-cell table:style-name="Default" table:number-columns-repeated="16377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9" table:formula="of:=SUM([.F3:.F6])" office:value-type="currency" office:currency="ARS" office:value="486.662" calcext:value-type="currency">
            <text:p>$486,66</text:p>
          </table:table-cell>
          <table:table-cell table:style-name="ce9" table:formula="of:=SUM([.G3:.G6])" office:value-type="currency" office:currency="ARS" office:value="0.36" calcext:value-type="currency">
            <text:p>$0,36</text:p>
          </table:table-cell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>
            <table:cell-range-source table:name="CSV_all" xlink:type="simple" xlink:href="https://dolarapi.com/v1/dolares/oficial" table:filter-name="Text - txt - csv (StarCalc)" table:filter-options="58/32,34,12,1,,0,false,true,true,false,false,0,false,false,true" table:last-column-spanned="5" table:last-row-spanned="1"/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number-columns-repeated="2"/>
          <table:table-cell table:formula="of:=webservice(&quot;https://dolarapi.com/v1/dolares/oficial&quot;)" office:value-type="string" office:string-value="" calcext:value-type="error">
            <text:p>#¿NOMBRE?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16"/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https</text:p>
          </table:table-cell>
          <table:table-cell office:value-type="string" calcext:value-type="string">
            <text:p>//dolarapi.com/v1/dolares/oficial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Descargar el zip de</text:p>
          </table:table-cell>
          <table:table-cell office:value-type="string" calcext:value-type="string">
            <text:p><text:s/>https</text:p>
          </table:table-cell>
          <table:table-cell office:value-type="string" calcext:value-type="string">
            <text:p>//gist.github.com/ThomasG77/4ed97370af8355feabf50cb2909198a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Agregar la extension a libre office 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sta es la fórmula</text:p>
          </table:table-cell>
          <table:table-cell office:value-type="string" calcext:value-type="string">
            <text:p><text:s/>=PARSEJSON(GET("https</text:p>
          </table:table-cell>
          <table:table-cell office:value-type="string" calcext:value-type="string">
            <text:p>//dolarapi.com/v1/dolares/oficial"); "venta")</text:p>
          </table:table-cell>
          <table:table-cell table:number-columns-repeated="2"/>
          <table:table-cell table:style-name="Default" table:number-columns-repeated="16377"/>
        </table:table-row>
      </table:table>
      <table:table table:name="Dola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able:cell-range-source table:name="CSV_all" xlink:type="simple" xlink:href="https://dolarapi.com/v1/dolares/oficial" table:filter-name="Text - txt - csv (StarCalc)" table:filter-options="44/32,34,12,1,,0,false,true,true,false,false,0,false,false,true" table:last-column-spanned="4" table:last-row-spanned="8" table:refresh-delay="PT00H10M00S"/>
            <text:p>{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neda": "US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sa": "ofi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": "Ofi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compra":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venta":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haActualizacion": "2026-03-13T17:05:00.000Z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3"/>
        </table:table-row>
      </table:table>
      <table:table table:name="Hoja7" table:style-name="ta1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6" table:number-columns-repeated="16377"/>
        <table:table-row table:style-name="ro1">
          <table:table-cell office:value-type="string" calcext:value-type="string">
            <text:p>Nombre</text:p>
          </table:table-cell>
          <table:table-cell table:style-name="ce15" office:value-type="string" calcext:value-type="string">
            <text:p>Matemáticas</text:p>
          </table:table-cell>
          <table:table-cell table:style-name="ce15" office:value-type="string" calcext:value-type="string">
            <text:p>Historia</text:p>
          </table:table-cell>
          <table:table-cell table:style-name="ce15" office:value-type="string" calcext:value-type="string">
            <text:p>Geografía</text:p>
          </table:table-cell>
          <table:table-cell office:value-type="string" calcext:value-type="string">
            <text:p>Nota Máxima</text:p>
          </table:table-cell>
          <table:table-cell office:value-type="string" calcext:value-type="string">
            <text:p>Nota Mínima</text:p>
          </table:table-cell>
          <table:table-cell office:value-type="string" calcext:value-type="string">
            <text:p>Promedi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MAX([.B2:.D2])" office:value-type="float" office:value="10" calcext:value-type="float">
            <text:p>10</text:p>
          </table:table-cell>
          <table:table-cell table:formula="of:=MIN([.B2:.D2])" office:value-type="float" office:value="6" calcext:value-type="float">
            <text:p>6</text:p>
          </table:table-cell>
          <table:table-cell table:formula="of:=ROUNDUP(AVERAGE([.B2:.D2]);2)" office:value-type="float" office:value="8.34" calcext:value-type="float">
            <text:p>8,34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MAX([.B3:.D3])" office:value-type="float" office:value="10" calcext:value-type="float">
            <text:p>10</text:p>
          </table:table-cell>
          <table:table-cell table:formula="of:=MIN([.B3:.D3])" office:value-type="float" office:value="5" calcext:value-type="float">
            <text:p>5</text:p>
          </table:table-cell>
          <table:table-cell table:formula="of:=ROUNDUP(AVERAGE([.B3:.D3]);2)" office:value-type="float" office:value="7.67" calcext:value-type="float">
            <text:p>7,67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Luci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MAX([.B4:.D4])" office:value-type="float" office:value="10" calcext:value-type="float">
            <text:p>10</text:p>
          </table:table-cell>
          <table:table-cell table:formula="of:=MIN([.B4:.D4])" office:value-type="float" office:value="8" calcext:value-type="float">
            <text:p>8</text:p>
          </table:table-cell>
          <table:table-cell table:formula="of:=ROUNDUP(AVERAGE([.B4:.D4]);2)" office:value-type="float" office:value="8.67" calcext:value-type="float">
            <text:p>8,67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MAX([.B5:.D5])" office:value-type="float" office:value="9" calcext:value-type="float">
            <text:p>9</text:p>
          </table:table-cell>
          <table:table-cell table:formula="of:=MIN([.B5:.D5])" office:value-type="float" office:value="7" calcext:value-type="float">
            <text:p>7</text:p>
          </table:table-cell>
          <table:table-cell table:formula="of:=ROUNDUP(AVERAGE([.B5:.D5]);2)" office:value-type="float" office:value="8" calcext:value-type="float">
            <text:p>8</text:p>
          </table:table-cell>
          <table:table-cell table:style-name="Default" table:number-columns-repeated="16377"/>
        </table:table-row>
      </table:table>
      <table:table table:name="Hoja8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0" office:value-type="percentage" office:value="0.21" calcext:value-type="percentage">
            <text:p>21,00 %</text:p>
          </table:table-cell>
          <table:table-cell table:style-name="ce10" office:value-type="percentage" office:value="0.05" calcext:value-type="percentage">
            <text:p>5,00 %</text:p>
          </table:table-cell>
          <table:table-cell table:style-name="ce10" office:value-type="percentage" office:value="0.03" calcext:value-type="percentage">
            <text:p>3,00 %</text:p>
          </table:table-cell>
          <table:table-cell/>
        </table:table-row>
        <table:table-row table:style-name="ro1">
          <table:table-cell office:value-type="string" calcext:value-type="string">
            <text:p>Articulo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ngresos Br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5500" calcext:value-type="currency">
            <text:p>$5.500,00</text:p>
          </table:table-cell>
          <table:table-cell table:style-name="ce11" table:formula="of:=[.B3]*[.$C$1]" office:value-type="currency" office:currency="ARS" office:value="1155" calcext:value-type="currency">
            <text:p>$1.15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3200" calcext:value-type="currency">
            <text:p>$3.2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8900" calcext:value-type="currency">
            <text:p>$8.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9800" calcext:value-type="currency">
            <text:p>$9.800,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draw:marker draw:name="Puntas_20_de_20_flecha_20_2" draw:display-name="Puntas de flecha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 style:data-style-name="N2" text:time-value="20:40:45.4942911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9:15:10.487601767</meta:creation-date>
    <meta:generator>LibreOffice/25.8.5.2$Linux_X86_64 LibreOffice_project/580$Build-2</meta:generator>
    <dc:date>2026-03-13T22:13:55.196297858</dc:date>
    <meta:editing-duration>PT1H11M7S</meta:editing-duration>
    <meta:editing-cycles>11</meta:editing-cycles>
    <meta:document-statistic meta:table-count="8" meta:cell-count="325" meta:object-count="0"/>
  </office:meta>
</office:document-meta>
</file>